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77.47mm"/>
    </style:style>
    <style:style style:name="co3" style:family="table-column">
      <style:table-column-properties fo:break-before="auto" style:column-width="70.61mm"/>
    </style:style>
    <style:style style:name="co4" style:family="table-column">
      <style:table-column-properties fo:break-before="auto" style:column-width="43.74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en" number:country="GB">
      <number:number number:min-integer-digits="1"/>
    </number:number-style>
    <style:style style:name="ce1" style:family="table-cell" style:parent-style-name="Default" style:data-style-name="N4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5:18.783478847</dc:date>
    <meta:editing-duration>PT2M11S</meta:editing-duration>
    <meta:editing-cycles>2</meta:editing-cycles>
    <meta:generator>LibreOffice/6.1.5.2$MacOSX_X86_64 LibreOffice_project/90f8dcf33c87b3705e78202e3df5142b201bd805</meta:generator>
    <meta:document-statistic meta:table-count="1" meta:cell-count="2401" meta:object-count="0"/>
  </office:meta>
</office:document-meta>
</file>